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NioBufferReactorNettyCodec.encode( Message &lt; P &gt; message , ByteBuf output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ioBufferReactorNettyCodec.decode( ByteBuf input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